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1_distanceAlgorithm_STATISTICS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znia1_KNN_1_distanceAlgorithm_STATISTICS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49:45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